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dde2e" officeooo:paragraph-rsid="000dde2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de2e" officeooo:paragraph-rsid="000dde2e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ADENISE Théo </text:p>
      <text:p text:style-name="P1">GUILLAUMIN Louis</text:p>
      <text:p text:style-name="P2">TD3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4:19:03.381750000</meta:creation-date>
    <dc:date>2026-03-17T14:20:07.366964000</dc:date>
    <meta:editing-duration>PT1M4S</meta:editing-duration>
    <meta:editing-cycles>1</meta:editing-cycles>
    <meta:document-statistic meta:table-count="0" meta:image-count="0" meta:object-count="0" meta:page-count="1" meta:paragraph-count="3" meta:word-count="5" meta:character-count="35" meta:non-whitespace-character-count="31"/>
    <meta:generator>LibreOffice/25.2.2.2$MacOSX_AARCH64 LibreOffice_project/7370d4be9e3cf6031a51beef54ff3bda878e3fac</meta:generator>
  </office:meta>
</office:document-meta>
</file>